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!/usr/bin/env python3</text:p>
      <text:p text:style-name="Standard"/>
      <text:p text:style-name="Standard">#*******************************</text:p>
      <text:p text:style-name="Standard"># CMPSC 300 Fall 2019</text:p>
      <text:p text:style-name="Standard"># Class Example</text:p>
      <text:p text:style-name="Standard"># Date: 20 Sept, 2019</text:p>
      <text:p text:style-name="Standard"># Purpose: Reading and writing FASTA files using the BioPython libraries</text:p>
      <text:p text:style-name="Standard">#*************************************</text:p>
      <text:p text:style-name="Standard"/>
      <text:p text:style-name="Standard">from Bio import SeqIO</text:p>
      <text:p text:style-name="Standard"/>
      <text:p text:style-name="Standard"># biopython install note:</text:p>
      <text:p text:style-name="Standard"># python3 -m pip install biopython # global install</text:p>
      <text:p text:style-name="Standard"/>
      <text:p text:style-name="Standard"/>
      <text:p text:style-name="Standard">listt=[]</text:p>
      <text:p text:style-name="Standard">motifs_list = ["tgc", "cgc", "aaa"]</text:p>
      <text:p text:style-name="Standard"/>
      <text:p text:style-name="Standard">def checkSeq(record):</text:p>
      <text:p text:style-name="Standard"><text:tab/>"""Locate a motif in a sequence"""</text:p>
      <text:p text:style-name="Standard"><text:tab/>#print("\t checkSeq() received sequence :",record, type(record))</text:p>
      <text:p text:style-name="Standard"><text:tab/>seq = record.seq.lower()</text:p>
      <text:p text:style-name="Standard"><text:tab/>for m in motifs_list:</text:p>
      <text:p text:style-name="Standard"><text:tab/><text:tab/>if m in seq:</text:p>
      <text:p text:style-name="Standard"><text:tab/><text:tab/><text:tab/>print("\t + ",m,"found at position :",seq.find(m))</text:p>
      <text:p text:style-name="Standard"><text:tab/><text:tab/><text:tab/>listt.append(record) # save the Sequence for which this motif was found</text:p>
      <text:p text:style-name="Standard"><text:tab/><text:tab/>else:</text:p>
      <text:p text:style-name="Standard"><text:tab/><text:tab/><text:tab/>pass</text:p>
      <text:p text:style-name="Standard"><text:tab/><text:tab/><text:tab/>#print("\t Not found ...")</text:p>
      <text:p text:style-name="Standard"><text:tab/>print("")</text:p>
      <text:p text:style-name="Standard"># end of checkSeq()</text:p>
      <text:p text:style-name="Standard"/>
      <text:p text:style-name="Standard">def main():</text:p>
      <text:p text:style-name="Standard"><text:tab/>"""Driver function for program"""</text:p>
      <text:p text:style-name="Standard"><text:tab/># user can enter a filename</text:p>
      <text:p text:style-name="Standard"><text:tab/># myFile_str = input(" <text:s/>Enter fasta File :")</text:p>
      <text:p text:style-name="Standard"/>
      <text:p text:style-name="Standard"><text:tab/># pre-programmed file names</text:p>
      <text:p text:style-name="Standard"><text:tab/># myFile_str = "Diabetes.fasta"</text:p>
      <text:p text:style-name="Standard"><text:tab/>myFile_str = "cysticFibrosis.fasta"</text:p>
      <text:p text:style-name="Standard"/>
      <text:p text:style-name="Standard"><text:tab/># open the file, get data_str and then close the file</text:p>
      <text:p text:style-name="Standard"><text:tab/>data_str = open(myFile_str)</text:p>
      <text:p text:style-name="Standard"><text:tab/>data_str.close()</text:p>
      <text:p text:style-name="Standard"/>
      <text:p text:style-name="Standard"><text:tab/>for record in SeqIO.parse(myFile_str,'fasta'):</text:p>
      <text:p text:style-name="Standard"><text:tab/><text:tab/>id = record.id</text:p>
      <text:p text:style-name="Standard"><text:tab/><text:tab/>seq = record.seq</text:p>
      <text:p text:style-name="Standard"><text:tab/><text:tab/>print("\t + Name: ", id)</text:p>
      <text:p text:style-name="Standard"><text:soft-page-break/><text:tab/><text:tab/>print("\t + Size: ", len(seq))</text:p>
      <text:p text:style-name="Standard"><text:tab/><text:tab/>print("\t + Sequence: ", seq)</text:p>
      <text:p text:style-name="Standard"><text:tab/><text:tab/>#print("checking for tga and cgc found in seq ...")</text:p>
      <text:p text:style-name="Standard"><text:tab/><text:tab/>checkSeq(record)</text:p>
      <text:p text:style-name="Standard"><text:tab/><text:tab/>#myFile_str.close()</text:p>
      <text:p text:style-name="Standard"/>
      <text:p text:style-name="Standard"><text:tab/><text:tab/>outFileName_str = myFile_str + "_out.fasta"</text:p>
      <text:p text:style-name="Standard"><text:tab/><text:tab/>#output_file = open("new_record.fasta", "w")</text:p>
      <text:p text:style-name="Standard"><text:tab/><text:tab/>outputFile_str = open(outFileName_str,"w")</text:p>
      <text:p text:style-name="Standard"/>
      <text:p text:style-name="Standard"><text:tab/><text:tab/>SeqIO.write(listt, outputFile_str, "fasta")</text:p>
      <text:p text:style-name="Standard"><text:tab/><text:tab/>outputFile_str.close()</text:p>
      <text:p text:style-name="Standard"># end of main()</text:p>
      <text:p text:style-name="Standard"/>
      <text:p text:style-name="Standard">main() # run the program he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23:00:55.609018414</meta:creation-date>
    <dc:date>2019-09-18T23:21:41.916279706</dc:date>
    <meta:editing-duration>PT56S</meta:editing-duration>
    <meta:editing-cycles>2</meta:editing-cycles>
    <meta:generator>LibreOffice/6.2.5.2$MacOSX_X86_64 LibreOffice_project/1ec314fa52f458adc18c4f025c545a4e8b22c159</meta:generator>
    <meta:document-statistic meta:table-count="0" meta:image-count="0" meta:object-count="0" meta:page-count="2" meta:paragraph-count="51" meta:word-count="212" meta:character-count="1565" meta:non-whitespace-character-count="1346"/>
  </office:meta>
</office:document-meta>
</file>